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empo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ecuenc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52893" calcext:value-type="float">
            <text:p>0,000552893</text:p>
          </table:table-cell>
          <table:table-cell office:value-type="float" office:value="0.000390119" calcext:value-type="float">
            <text:p>0,000390119</text:p>
          </table:table-cell>
          <table:table-cell office:value-type="float" office:value="0.000372019" calcext:value-type="float">
            <text:p>0,000372019</text:p>
          </table:table-cell>
          <table:table-cell office:value-type="float" office:value="0.000377893" calcext:value-type="float">
            <text:p>0,000377893</text:p>
          </table:table-cell>
          <table:table-cell table:number-columns-repeated="2" office:value-type="float" office:value="0.000379086" calcext:value-type="float">
            <text:p>0,000379086</text:p>
          </table:table-cell>
          <table:table-cell office:value-type="float" office:value="0.000378847" calcext:value-type="float">
            <text:p>0,000378847</text:p>
          </table:table-cell>
          <table:table-cell office:value-type="float" office:value="0.000379086" calcext:value-type="float">
            <text:p>0,000379086</text:p>
          </table:table-cell>
          <table:table-cell table:number-columns-repeated="2" office:value-type="float" office:value="0.000377893" calcext:value-type="float">
            <text:p>0,000377893</text:p>
          </table:table-cell>
          <table:table-cell table:formula="of:=AVERAGE([.B2:.K2])" office:value-type="float" office:value="0.0003964815" calcext:value-type="float">
            <text:p>0,00039648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99217" calcext:value-type="float">
            <text:p>0,00299217</text:p>
          </table:table-cell>
          <table:table-cell office:value-type="float" office:value="0.00284815" calcext:value-type="float">
            <text:p>0,00284815</text:p>
          </table:table-cell>
          <table:table-cell office:value-type="float" office:value="0.00273204" calcext:value-type="float">
            <text:p>0,00273204</text:p>
          </table:table-cell>
          <table:table-cell office:value-type="float" office:value="0.00273609" calcext:value-type="float">
            <text:p>0,00273609</text:p>
          </table:table-cell>
          <table:table-cell office:value-type="float" office:value="0.00288892" calcext:value-type="float">
            <text:p>0,00288892</text:p>
          </table:table-cell>
          <table:table-cell office:value-type="float" office:value="0.00355101" calcext:value-type="float">
            <text:p>0,00355101</text:p>
          </table:table-cell>
          <table:table-cell office:value-type="float" office:value="0.00272584" calcext:value-type="float">
            <text:p>0,00272584</text:p>
          </table:table-cell>
          <table:table-cell office:value-type="float" office:value="0.00276685" calcext:value-type="float">
            <text:p>0,00276685</text:p>
          </table:table-cell>
          <table:table-cell office:value-type="float" office:value="0.00414896" calcext:value-type="float">
            <text:p>0,00414896</text:p>
          </table:table-cell>
          <table:table-cell office:value-type="float" office:value="0.00274491" calcext:value-type="float">
            <text:p>0,00274491</text:p>
          </table:table-cell>
          <table:table-cell table:formula="of:=AVERAGE([.B3:.K3])" office:value-type="float" office:value="0.003013494" calcext:value-type="float">
            <text:p>0,0030134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15762" calcext:value-type="float">
            <text:p>0,0215762</text:p>
          </table:table-cell>
          <table:table-cell office:value-type="float" office:value="0.034888" calcext:value-type="float">
            <text:p>0,034888</text:p>
          </table:table-cell>
          <table:table-cell office:value-type="float" office:value="0.021033" calcext:value-type="float">
            <text:p>0,021033</text:p>
          </table:table-cell>
          <table:table-cell office:value-type="float" office:value="0.022234" calcext:value-type="float">
            <text:p>0,022234</text:p>
          </table:table-cell>
          <table:table-cell office:value-type="float" office:value="0.0210829" calcext:value-type="float">
            <text:p>0,0210829</text:p>
          </table:table-cell>
          <table:table-cell office:value-type="float" office:value="0.0213659" calcext:value-type="float">
            <text:p>0,0213659</text:p>
          </table:table-cell>
          <table:table-cell office:value-type="float" office:value="0.020741" calcext:value-type="float">
            <text:p>0,020741</text:p>
          </table:table-cell>
          <table:table-cell office:value-type="float" office:value="0.0212171" calcext:value-type="float">
            <text:p>0,0212171</text:p>
          </table:table-cell>
          <table:table-cell office:value-type="float" office:value="0.0251019" calcext:value-type="float">
            <text:p>0,0251019</text:p>
          </table:table-cell>
          <table:table-cell office:value-type="float" office:value="0.025382" calcext:value-type="float">
            <text:p>0,025382</text:p>
          </table:table-cell>
          <table:table-cell table:formula="of:=AVERAGE([.B4:.K4])" office:value-type="float" office:value="0.0234622" calcext:value-type="float">
            <text:p>0,02346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2769" calcext:value-type="float">
            <text:p>0,22769</text:p>
          </table:table-cell>
          <table:table-cell office:value-type="float" office:value="0.200272" calcext:value-type="float">
            <text:p>0,200272</text:p>
          </table:table-cell>
          <table:table-cell office:value-type="float" office:value="0.163868" calcext:value-type="float">
            <text:p>0,163868</text:p>
          </table:table-cell>
          <table:table-cell office:value-type="float" office:value="0.214046" calcext:value-type="float">
            <text:p>0,214046</text:p>
          </table:table-cell>
          <table:table-cell office:value-type="float" office:value="0.215613" calcext:value-type="float">
            <text:p>0,215613</text:p>
          </table:table-cell>
          <table:table-cell office:value-type="float" office:value="0.234001" calcext:value-type="float">
            <text:p>0,234001</text:p>
          </table:table-cell>
          <table:table-cell office:value-type="float" office:value="0.222775" calcext:value-type="float">
            <text:p>0,222775</text:p>
          </table:table-cell>
          <table:table-cell office:value-type="float" office:value="0.197374" calcext:value-type="float">
            <text:p>0,197374</text:p>
          </table:table-cell>
          <table:table-cell office:value-type="float" office:value="0.164041" calcext:value-type="float">
            <text:p>0,164041</text:p>
          </table:table-cell>
          <table:table-cell office:value-type="float" office:value="0.163955" calcext:value-type="float">
            <text:p>0,163955</text:p>
          </table:table-cell>
          <table:table-cell table:formula="of:=AVERAGE([.B5:.K5])" office:value-type="float" office:value="0.2003635" calcext:value-type="float">
            <text:p>0,20036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9892" calcext:value-type="float">
            <text:p>1,49892</text:p>
          </table:table-cell>
          <table:table-cell office:value-type="float" office:value="1.38123" calcext:value-type="float">
            <text:p>1,38123</text:p>
          </table:table-cell>
          <table:table-cell office:value-type="float" office:value="1.38346" calcext:value-type="float">
            <text:p>1,38346</text:p>
          </table:table-cell>
          <table:table-cell office:value-type="float" office:value="1.41599" calcext:value-type="float">
            <text:p>1,41599</text:p>
          </table:table-cell>
          <table:table-cell office:value-type="float" office:value="1.38091" calcext:value-type="float">
            <text:p>1,38091</text:p>
          </table:table-cell>
          <table:table-cell office:value-type="float" office:value="1.38682" calcext:value-type="float">
            <text:p>1,38682</text:p>
          </table:table-cell>
          <table:table-cell office:value-type="float" office:value="1.38794" calcext:value-type="float">
            <text:p>1,38794</text:p>
          </table:table-cell>
          <table:table-cell office:value-type="float" office:value="1.39002" calcext:value-type="float">
            <text:p>1,39002</text:p>
          </table:table-cell>
          <table:table-cell office:value-type="float" office:value="1.38994" calcext:value-type="float">
            <text:p>1,38994</text:p>
          </table:table-cell>
          <table:table-cell office:value-type="float" office:value="1.41664" calcext:value-type="float">
            <text:p>1,41664</text:p>
          </table:table-cell>
          <table:table-cell table:formula="of:=AVERAGE([.B6:.K6])" office:value-type="float" office:value="1.403187" calcext:value-type="float">
            <text:p>1,40318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oyd1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86297" calcext:value-type="float">
            <text:p>0,00086297</text:p>
          </table:table-cell>
          <table:table-cell office:value-type="float" office:value="0.000823975" calcext:value-type="float">
            <text:p>0,000823975</text:p>
          </table:table-cell>
          <table:table-cell office:value-type="float" office:value="0.000794888" calcext:value-type="float">
            <text:p>0,000794888</text:p>
          </table:table-cell>
          <table:table-cell office:value-type="float" office:value="0.00098896" calcext:value-type="float">
            <text:p>0,00098896</text:p>
          </table:table-cell>
          <table:table-cell office:value-type="float" office:value="0.0008111" calcext:value-type="float">
            <text:p>0,0008111</text:p>
          </table:table-cell>
          <table:table-cell office:value-type="float" office:value="0.00079611" calcext:value-type="float">
            <text:p>0,00079611</text:p>
          </table:table-cell>
          <table:table-cell office:value-type="float" office:value="0.00119495" calcext:value-type="float">
            <text:p>0,00119495</text:p>
          </table:table-cell>
          <table:table-cell office:value-type="float" office:value="0.00081811" calcext:value-type="float">
            <text:p>0,00081811</text:p>
          </table:table-cell>
          <table:table-cell office:value-type="float" office:value="0.00072796" calcext:value-type="float">
            <text:p>0,00072796</text:p>
          </table:table-cell>
          <table:table-cell office:value-type="float" office:value="0.000868082" calcext:value-type="float">
            <text:p>0,000868082</text:p>
          </table:table-cell>
          <table:table-cell table:formula="of:=AVERAGE([.B9:.K9])" office:value-type="float" office:value="0.0008687105" calcext:value-type="float">
            <text:p>0,00086871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27406" calcext:value-type="float">
            <text:p>0,00527406</text:p>
          </table:table-cell>
          <table:table-cell office:value-type="float" office:value="0.00476903" calcext:value-type="float">
            <text:p>0,00476903</text:p>
          </table:table-cell>
          <table:table-cell office:value-type="float" office:value="0.00269103" calcext:value-type="float">
            <text:p>0,00269103</text:p>
          </table:table-cell>
          <table:table-cell office:value-type="float" office:value="0.00524209" calcext:value-type="float">
            <text:p>0,00524209</text:p>
          </table:table-cell>
          <table:table-cell office:value-type="float" office:value="0.00491691" calcext:value-type="float">
            <text:p>0,00491691</text:p>
          </table:table-cell>
          <table:table-cell office:value-type="float" office:value="0.00533105" calcext:value-type="float">
            <text:p>0,00533105</text:p>
          </table:table-cell>
          <table:table-cell office:value-type="float" office:value="0.00232196" calcext:value-type="float">
            <text:p>0,00232196</text:p>
          </table:table-cell>
          <table:table-cell office:value-type="float" office:value="0.00644496" calcext:value-type="float">
            <text:p>0,00644496</text:p>
          </table:table-cell>
          <table:table-cell office:value-type="float" office:value="0.00527578" calcext:value-type="float">
            <text:p>0,00527578</text:p>
          </table:table-cell>
          <table:table-cell office:value-type="float" office:value="0.00225602" calcext:value-type="float">
            <text:p>0,00225602</text:p>
          </table:table-cell>
          <table:table-cell table:formula="of:=AVERAGE([.B10:.K10])" office:value-type="float" office:value="0.004452289" calcext:value-type="float">
            <text:p>0,0044522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25029" calcext:value-type="float">
            <text:p>0,0325029</text:p>
          </table:table-cell>
          <table:table-cell office:value-type="float" office:value="0.01196" calcext:value-type="float">
            <text:p>0,01196</text:p>
          </table:table-cell>
          <table:table-cell office:value-type="float" office:value="0.0174859" calcext:value-type="float">
            <text:p>0,0174859</text:p>
          </table:table-cell>
          <table:table-cell office:value-type="float" office:value="0.0116301" calcext:value-type="float">
            <text:p>0,0116301</text:p>
          </table:table-cell>
          <table:table-cell office:value-type="float" office:value="0.0167708" calcext:value-type="float">
            <text:p>0,0167708</text:p>
          </table:table-cell>
          <table:table-cell office:value-type="float" office:value="0.02423314" calcext:value-type="float">
            <text:p>0,02423314</text:p>
          </table:table-cell>
          <table:table-cell office:value-type="float" office:value="0.01892606" calcext:value-type="float">
            <text:p>0,01892606</text:p>
          </table:table-cell>
          <table:table-cell office:value-type="float" office:value="0.0230889" calcext:value-type="float">
            <text:p>0,0230889</text:p>
          </table:table-cell>
          <table:table-cell office:value-type="float" office:value="0.024025" calcext:value-type="float">
            <text:p>0,024025</text:p>
          </table:table-cell>
          <table:table-cell office:value-type="float" office:value="0.0311179" calcext:value-type="float">
            <text:p>0,0311179</text:p>
          </table:table-cell>
          <table:table-cell table:formula="of:=AVERAGE([.B11:.K11])" office:value-type="float" office:value="0.02117407" calcext:value-type="float">
            <text:p>0,021174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4118" calcext:value-type="float">
            <text:p>0,114118</text:p>
          </table:table-cell>
          <table:table-cell office:value-type="float" office:value="0.055002" calcext:value-type="float">
            <text:p>0,055002</text:p>
          </table:table-cell>
          <table:table-cell office:value-type="float" office:value="0.0890649" calcext:value-type="float">
            <text:p>0,0890649</text:p>
          </table:table-cell>
          <table:table-cell office:value-type="float" office:value="0.128687" calcext:value-type="float">
            <text:p>0,128687</text:p>
          </table:table-cell>
          <table:table-cell office:value-type="float" office:value="0.098718" calcext:value-type="float">
            <text:p>0,098718</text:p>
          </table:table-cell>
          <table:table-cell office:value-type="float" office:value="0.128701" calcext:value-type="float">
            <text:p>0,128701</text:p>
          </table:table-cell>
          <table:table-cell office:value-type="float" office:value="0.093694" calcext:value-type="float">
            <text:p>0,093694</text:p>
          </table:table-cell>
          <table:table-cell office:value-type="float" office:value="0.09126" calcext:value-type="float">
            <text:p>0,09126</text:p>
          </table:table-cell>
          <table:table-cell office:value-type="float" office:value="0.101312" calcext:value-type="float">
            <text:p>0,101312</text:p>
          </table:table-cell>
          <table:table-cell office:value-type="float" office:value="0.168826" calcext:value-type="float">
            <text:p>0,168826</text:p>
          </table:table-cell>
          <table:table-cell table:formula="of:=AVERAGE([.B12:.K12])" office:value-type="float" office:value="0.10693829" calcext:value-type="float">
            <text:p>0,106938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74958" calcext:value-type="float">
            <text:p>0,474958</text:p>
          </table:table-cell>
          <table:table-cell office:value-type="float" office:value="0.40447" calcext:value-type="float">
            <text:p>0,40447</text:p>
          </table:table-cell>
          <table:table-cell office:value-type="float" office:value="0.496047" calcext:value-type="float">
            <text:p>0,496047</text:p>
          </table:table-cell>
          <table:table-cell office:value-type="float" office:value="0.398029" calcext:value-type="float">
            <text:p>0,398029</text:p>
          </table:table-cell>
          <table:table-cell office:value-type="float" office:value="0.481368" calcext:value-type="float">
            <text:p>0,481368</text:p>
          </table:table-cell>
          <table:table-cell office:value-type="float" office:value="0.473474" calcext:value-type="float">
            <text:p>0,473474</text:p>
          </table:table-cell>
          <table:table-cell office:value-type="float" office:value="0.396943" calcext:value-type="float">
            <text:p>0,396943</text:p>
          </table:table-cell>
          <table:table-cell office:value-type="float" office:value="0.399194" calcext:value-type="float">
            <text:p>0,399194</text:p>
          </table:table-cell>
          <table:table-cell office:value-type="float" office:value="0.397979" calcext:value-type="float">
            <text:p>0,397979</text:p>
          </table:table-cell>
          <table:table-cell office:value-type="float" office:value="0.493296" calcext:value-type="float">
            <text:p>0,493296</text:p>
          </table:table-cell>
          <table:table-cell table:formula="of:=AVERAGE([.B13:.K13])" office:value-type="float" office:value="0.4415758" calcext:value-type="float">
            <text:p>0,441575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oyd2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8582" calcext:value-type="float">
            <text:p>0,00048582</text:p>
          </table:table-cell>
          <table:table-cell office:value-type="float" office:value="0.000427008" calcext:value-type="float">
            <text:p>0,000427008</text:p>
          </table:table-cell>
          <table:table-cell office:value-type="float" office:value="0.000684977" calcext:value-type="float">
            <text:p>0,000684977</text:p>
          </table:table-cell>
          <table:table-cell office:value-type="float" office:value="0.002165121" calcext:value-type="float">
            <text:p>0,002165121</text:p>
          </table:table-cell>
          <table:table-cell office:value-type="float" office:value="0.000684011" calcext:value-type="float">
            <text:p>0,000684011</text:p>
          </table:table-cell>
          <table:table-cell office:value-type="float" office:value="0.000693009" calcext:value-type="float">
            <text:p>0,000693009</text:p>
          </table:table-cell>
          <table:table-cell office:value-type="float" office:value="0.000419855" calcext:value-type="float">
            <text:p>0,000419855</text:p>
          </table:table-cell>
          <table:table-cell office:value-type="float" office:value="0.001013957" calcext:value-type="float">
            <text:p>0,001013957</text:p>
          </table:table-cell>
          <table:table-cell office:value-type="float" office:value="0.000658002" calcext:value-type="float">
            <text:p>0,000658002</text:p>
          </table:table-cell>
          <table:table-cell office:value-type="float" office:value="0.001655141" calcext:value-type="float">
            <text:p>0,001655141</text:p>
          </table:table-cell>
          <table:table-cell table:formula="of:=AVERAGE([.B16:.K16])" office:value-type="float" office:value="0.0008886901" calcext:value-type="float">
            <text:p>0,00088869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386786" calcext:value-type="float">
            <text:p>0,00386786</text:p>
          </table:table-cell>
          <table:table-cell office:value-type="float" office:value="0.00675609" calcext:value-type="float">
            <text:p>0,00675609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0.00391221" calcext:value-type="float">
            <text:p>0,00391221</text:p>
          </table:table-cell>
          <table:table-cell office:value-type="float" office:value="0.00592397" calcext:value-type="float">
            <text:p>0,00592397</text:p>
          </table:table-cell>
          <table:table-cell office:value-type="float" office:value="0.00561115" calcext:value-type="float">
            <text:p>0,00561115</text:p>
          </table:table-cell>
          <table:table-cell office:value-type="float" office:value="0.00410516" calcext:value-type="float">
            <text:p>0,00410516</text:p>
          </table:table-cell>
          <table:table-cell office:value-type="float" office:value="0.00444215" calcext:value-type="float">
            <text:p>0,00444215</text:p>
          </table:table-cell>
          <table:table-cell office:value-type="float" office:value="0.00325718" calcext:value-type="float">
            <text:p>0,00325718</text:p>
          </table:table-cell>
          <table:table-cell office:value-type="float" office:value="0.00392404" calcext:value-type="float">
            <text:p>0,00392404</text:p>
          </table:table-cell>
          <table:table-cell table:formula="of:=AVERAGE([.B17:.K17])" office:value-type="float" office:value="0.004570981" calcext:value-type="float">
            <text:p>0,0045709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5661" calcext:value-type="float">
            <text:p>0,035661</text:p>
          </table:table-cell>
          <table:table-cell office:value-type="float" office:value="0.019777" calcext:value-type="float">
            <text:p>0,019777</text:p>
          </table:table-cell>
          <table:table-cell office:value-type="float" office:value="0.01899799" calcext:value-type="float">
            <text:p>0,01899799</text:p>
          </table:table-cell>
          <table:table-cell office:value-type="float" office:value="0.02094108" calcext:value-type="float">
            <text:p>0,02094108</text:p>
          </table:table-cell>
          <table:table-cell office:value-type="float" office:value="0.02193393" calcext:value-type="float">
            <text:p>0,02193393</text:p>
          </table:table-cell>
          <table:table-cell office:value-type="float" office:value="0.035271" calcext:value-type="float">
            <text:p>0,035271</text:p>
          </table:table-cell>
          <table:table-cell office:value-type="float" office:value="0.01243112" calcext:value-type="float">
            <text:p>0,01243112</text:p>
          </table:table-cell>
          <table:table-cell office:value-type="float" office:value="0.0229162" calcext:value-type="float">
            <text:p>0,0229162</text:p>
          </table:table-cell>
          <table:table-cell office:value-type="float" office:value="0.028464" calcext:value-type="float">
            <text:p>0,028464</text:p>
          </table:table-cell>
          <table:table-cell office:value-type="float" office:value="0.0198402" calcext:value-type="float">
            <text:p>0,0198402</text:p>
          </table:table-cell>
          <table:table-cell table:formula="of:=AVERAGE([.B18:.K18])" office:value-type="float" office:value="0.023623352" calcext:value-type="float">
            <text:p>0,0236233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37641" calcext:value-type="float">
            <text:p>0,137641</text:p>
          </table:table-cell>
          <table:table-cell office:value-type="float" office:value="0.129013" calcext:value-type="float">
            <text:p>0,129013</text:p>
          </table:table-cell>
          <table:table-cell office:value-type="float" office:value="0.058977" calcext:value-type="float">
            <text:p>0,058977</text:p>
          </table:table-cell>
          <table:table-cell office:value-type="float" office:value="0.050837" calcext:value-type="float">
            <text:p>0,050837</text:p>
          </table:table-cell>
          <table:table-cell office:value-type="float" office:value="0.1072061" calcext:value-type="float">
            <text:p>0,1072061</text:p>
          </table:table-cell>
          <table:table-cell office:value-type="float" office:value="0.1174739" calcext:value-type="float">
            <text:p>0,1174739</text:p>
          </table:table-cell>
          <table:table-cell office:value-type="float" office:value="0.1788021" calcext:value-type="float">
            <text:p>0,1788021</text:p>
          </table:table-cell>
          <table:table-cell office:value-type="float" office:value="0.1667279" calcext:value-type="float">
            <text:p>0,1667279</text:p>
          </table:table-cell>
          <table:table-cell office:value-type="float" office:value="0.165497" calcext:value-type="float">
            <text:p>0,165497</text:p>
          </table:table-cell>
          <table:table-cell office:value-type="float" office:value="0.0574521" calcext:value-type="float">
            <text:p>0,0574521</text:p>
          </table:table-cell>
          <table:table-cell table:formula="of:=AVERAGE([.B19:.K19])" office:value-type="float" office:value="0.11696271" calcext:value-type="float">
            <text:p>0,116962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20624" calcext:value-type="float">
            <text:p>0,420624</text:p>
          </table:table-cell>
          <table:table-cell office:value-type="float" office:value="0.403499" calcext:value-type="float">
            <text:p>0,403499</text:p>
          </table:table-cell>
          <table:table-cell office:value-type="float" office:value="0.464806" calcext:value-type="float">
            <text:p>0,464806</text:p>
          </table:table-cell>
          <table:table-cell office:value-type="float" office:value="0.60253" calcext:value-type="float">
            <text:p>0,60253</text:p>
          </table:table-cell>
          <table:table-cell office:value-type="float" office:value="0.400436" calcext:value-type="float">
            <text:p>0,400436</text:p>
          </table:table-cell>
          <table:table-cell office:value-type="float" office:value="0.404124" calcext:value-type="float">
            <text:p>0,404124</text:p>
          </table:table-cell>
          <table:table-cell office:value-type="float" office:value="0.404677" calcext:value-type="float">
            <text:p>0,404677</text:p>
          </table:table-cell>
          <table:table-cell office:value-type="float" office:value="0.415651" calcext:value-type="float">
            <text:p>0,415651</text:p>
          </table:table-cell>
          <table:table-cell office:value-type="float" office:value="0.463371" calcext:value-type="float">
            <text:p>0,463371</text:p>
          </table:table-cell>
          <table:table-cell office:value-type="float" office:value="0.688879" calcext:value-type="float">
            <text:p>0,688879</text:p>
          </table:table-cell>
          <table:table-cell table:formula="of:=AVERAGE([.B20:.K20])" office:value-type="float" office:value="0.4668597" calcext:value-type="float">
            <text:p>0,4668597</text:p>
          </table:table-cell>
        </table:table-row>
      </table:table>
      <table:table table:name="Tablas" table:style-name="ta1">
        <table:shapes>
          <draw:frame draw:z-index="0" draw:style-name="gr1" draw:text-style-name="P1" svg:width="157.7mm" svg:height="148.66mm" svg:x="0mm" svg:y="31.61mm">
            <loext:p draw:notify-on-update-of-ranges="Tablas.A2:Tablas.A6 Tablas.B1:Tablas.B1 Tablas.B2:Tablas.B6 Tablas.C1:Tablas.C1 Tablas.C2:Tablas.C6 Tablas.D1:Tablas.D1 Tablas.D2:Tablas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48.96mm" svg:x="157.82mm" svg:y="31.39mm">
            <loext:p draw:notify-on-update-of-ranges="Tablas.A2:Tablas.A6 Tablas.E1:Tablas.E1 Tablas.E2:Tablas.E6 Tablas.F1:Tablas.F1 Tablas.F2:Tablas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_sec</text:p>
          </table:table-cell>
          <table:table-cell office:value-type="string" calcext:value-type="string">
            <text:p>T_1D</text:p>
          </table:table-cell>
          <table:table-cell office:value-type="string" calcext:value-type="string">
            <text:p>T_2D</text:p>
          </table:table-cell>
          <table:table-cell office:value-type="string" calcext:value-type="string">
            <text:p>S_1D</text:p>
          </table:table-cell>
          <table:table-cell office:value-type="string" calcext:value-type="string">
            <text:p>S_2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Tiempos.L2]" office:value-type="float" office:value="0.0003964815" calcext:value-type="float">
            <text:p>0,0003964815</text:p>
          </table:table-cell>
          <table:table-cell table:formula="of:=[Tiempos.L9]" office:value-type="float" office:value="0.0008687105" calcext:value-type="float">
            <text:p>0,0008687105</text:p>
          </table:table-cell>
          <table:table-cell table:formula="of:=[Tiempos.L16]" office:value-type="float" office:value="0.0008886901" calcext:value-type="float">
            <text:p>0,0008886901</text:p>
          </table:table-cell>
          <table:table-cell table:formula="of:=[.B2]/[.C2]" office:value-type="float" office:value="0.456402334264407" calcext:value-type="float">
            <text:p>0,4564023343</text:p>
          </table:table-cell>
          <table:table-cell table:formula="of:=[.B2]/[.D2]" office:value-type="float" office:value="0.446141461461087" calcext:value-type="float">
            <text:p>0,4461414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Tiempos.L3]" office:value-type="float" office:value="0.003013494" calcext:value-type="float">
            <text:p>0,003013494</text:p>
          </table:table-cell>
          <table:table-cell table:formula="of:=[Tiempos.L10]" office:value-type="float" office:value="0.004452289" calcext:value-type="float">
            <text:p>0,004452289</text:p>
          </table:table-cell>
          <table:table-cell table:formula="of:=[Tiempos.L17]" office:value-type="float" office:value="0.004570981" calcext:value-type="float">
            <text:p>0,004570981</text:p>
          </table:table-cell>
          <table:table-cell table:formula="of:=[.B3]/[.C3]" office:value-type="float" office:value="0.676841507817664" calcext:value-type="float">
            <text:p>0,6768415078</text:p>
          </table:table-cell>
          <table:table-cell table:formula="of:=[.B3]/[.D3]" office:value-type="float" office:value="0.659266358796941" calcext:value-type="float">
            <text:p>0,65926635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Tiempos.L4]" office:value-type="float" office:value="0.0234622" calcext:value-type="float">
            <text:p>0,0234622</text:p>
          </table:table-cell>
          <table:table-cell table:formula="of:=[Tiempos.L11]" office:value-type="float" office:value="0.02117407" calcext:value-type="float">
            <text:p>0,02117407</text:p>
          </table:table-cell>
          <table:table-cell table:formula="of:=[Tiempos.L18]" office:value-type="float" office:value="0.023623352" calcext:value-type="float">
            <text:p>0,023623352</text:p>
          </table:table-cell>
          <table:table-cell table:formula="of:=[.B4]/[.C4]" office:value-type="float" office:value="1.1080628334562" calcext:value-type="float">
            <text:p>1,1080628335</text:p>
          </table:table-cell>
          <table:table-cell table:formula="of:=[.B4]/[.D4]" office:value-type="float" office:value="0.993178275462348" calcext:value-type="float">
            <text:p>0,99317827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Tiempos.L5]" office:value-type="float" office:value="0.2003635" calcext:value-type="float">
            <text:p>0,2003635</text:p>
          </table:table-cell>
          <table:table-cell table:formula="of:=[Tiempos.L12]" office:value-type="float" office:value="0.10693829" calcext:value-type="float">
            <text:p>0,10693829</text:p>
          </table:table-cell>
          <table:table-cell table:formula="of:=[Tiempos.L19]" office:value-type="float" office:value="0.11696271" calcext:value-type="float">
            <text:p>0,11696271</text:p>
          </table:table-cell>
          <table:table-cell table:formula="of:=[.B5]/[.C5]" office:value-type="float" office:value="1.8736366553084" calcext:value-type="float">
            <text:p>1,8736366553</text:p>
          </table:table-cell>
          <table:table-cell table:formula="of:=[.B5]/[.D5]" office:value-type="float" office:value="1.71305452823383" calcext:value-type="float">
            <text:p>1,71305452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Tiempos.L6]" office:value-type="float" office:value="1.403187" calcext:value-type="float">
            <text:p>1,403187</text:p>
          </table:table-cell>
          <table:table-cell table:formula="of:=[Tiempos.L13]" office:value-type="float" office:value="0.4415758" calcext:value-type="float">
            <text:p>0,4415758</text:p>
          </table:table-cell>
          <table:table-cell table:formula="of:=[Tiempos.L20]" office:value-type="float" office:value="0.4668597" calcext:value-type="float">
            <text:p>0,4668597</text:p>
          </table:table-cell>
          <table:table-cell table:formula="of:=[.B6]/[.C6]" office:value-type="float" office:value="3.17768093269604" calcext:value-type="float">
            <text:p>3,1776809327</text:p>
          </table:table-cell>
          <table:table-cell table:formula="of:=[.B6]/[.D6]" office:value-type="float" office:value="3.00558604651462" calcext:value-type="float">
            <text:p>3,0055860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0:06:35.225583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3-16T15:58:31.556610110</meta:creation-date>
    <dc:date>2016-03-28T20:24:48.667981068</dc:date>
    <dc:creator>Francisco Lupiáñez</dc:creator>
    <meta:editing-duration>PT37M45S</meta:editing-duration>
    <meta:editing-cycles>5</meta:editing-cycles>
    <meta:generator>LibreOffice/5.0.3.2$Linux_X86_64 LibreOffice_project/00m0$Build-2</meta:generator>
    <meta:document-statistic meta:table-count="2" meta:cell-count="2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1cm" svg:height="14.867cm" xlink:href=".." xlink:type="simple" chart:class="chart:line" chart:style-name="ch1">
        <chart:title svg:x="7.087cm" svg:y="0.433cm" chart:style-name="ch2">
          <text:p>Tiempo</text:p>
        </chart:title>
        <chart:legend chart:legend-position="end" svg:x="13.474cm" svg:y="6.636cm" style:legend-expansion="high" chart:style-name="ch3"/>
        <chart:plot-area chart:style-name="ch4" table:cell-range-address="Tablas.A1:Tablas.D6" chart:data-source-has-labels="both" svg:x="1.326cm" svg:y="1.535cm" svg:width="11.833cm" svg:height="12.054cm">
          <chartooo:coordinate-region svg:x="2.053cm" svg:y="1.734cm" svg:width="10.734cm" svg:height="11.208cm"/>
          <chart:axis chart:dimension="x" chart:name="primary-x" chart:style-name="ch5" chartooo:axis-type="auto">
            <chartooo:date-scale/>
            <chart:title svg:x="6.616cm" svg:y="13.886cm" chart:style-name="ch6">
              <text:p>Tamaño</text:p>
            </chart:title>
            <chart:categories table:cell-range-address="Tablas.A2:Tablas.A6"/>
          </chart:axis>
          <chart:axis chart:dimension="y" chart:name="primary-y" chart:style-name="ch5">
            <chart:title svg:x="0.451cm" svg:y="8.334cm" chart:style-name="ch7">
              <text:p>tiempo (s)</text:p>
            </chart:title>
            <chart:grid chart:style-name="ch8" chart:class="major"/>
          </chart:axis>
          <chart:series chart:style-name="ch9" chart:values-cell-range-address="Tablas.B2:Tablas.B6" chart:label-cell-address="Tablas.B1:Tablas.B1" chart:class="chart:line">
            <chart:data-point chart:repeated="5"/>
          </chart:series>
          <chart:series chart:style-name="ch10" chart:values-cell-range-address="Tablas.C2:Tablas.C6" chart:label-cell-address="Tablas.C1:Tablas.C1" chart:class="chart:line">
            <chart:data-point chart:repeated="5"/>
          </chart:series>
          <chart:series chart:style-name="ch11" chart:values-cell-range-address="Tablas.D2:Tablas.D6" chart:label-cell-address="Tablas.D1:Tablas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Tablas.B1:Tablas.B1</svg:desc>
                </draw:g>
              </table:table-cell>
              <table:table-cell office:value-type="string">
                <text:p>T_1D</text:p>
                <draw:g>
                  <svg:desc>Tablas.C1:Tablas.C1</svg:desc>
                </draw:g>
              </table:table-cell>
              <table:table-cell office:value-type="string">
                <text:p>T_2D</text:p>
                <draw:g>
                  <svg:desc>Tablas.D1:Tablas.D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Tablas.A2:Tablas.A6</svg:desc>
                </draw:g>
              </table:table-cell>
              <table:table-cell office:value-type="float" office:value="0.0003964815">
                <text:p>0.0003964815</text:p>
                <draw:g>
                  <svg:desc>Tablas.B2:Tablas.B6</svg:desc>
                </draw:g>
              </table:table-cell>
              <table:table-cell office:value-type="float" office:value="0.0008687105">
                <text:p>0.0008687105</text:p>
                <draw:g>
                  <svg:desc>Tablas.C2:Tablas.C6</svg:desc>
                </draw:g>
              </table:table-cell>
              <table:table-cell office:value-type="float" office:value="0.0008886901">
                <text:p>0.0008886901</text:p>
                <draw:g>
                  <svg:desc>Tablas.D2:Tablas.D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3013494">
                <text:p>0.003013494</text:p>
              </table:table-cell>
              <table:table-cell office:value-type="float" office:value="0.004452289">
                <text:p>0.004452289</text:p>
              </table:table-cell>
              <table:table-cell office:value-type="float" office:value="0.004570981">
                <text:p>0.00457098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234622">
                <text:p>0.0234622</text:p>
              </table:table-cell>
              <table:table-cell office:value-type="float" office:value="0.02117407">
                <text:p>0.02117407</text:p>
              </table:table-cell>
              <table:table-cell office:value-type="float" office:value="0.023623352">
                <text:p>0.0236233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003635">
                <text:p>0.2003635</text:p>
              </table:table-cell>
              <table:table-cell office:value-type="float" office:value="0.10693829">
                <text:p>0.10693829</text:p>
              </table:table-cell>
              <table:table-cell office:value-type="float" office:value="0.11696271">
                <text:p>0.116962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03187">
                <text:p>1.403187</text:p>
              </table:table-cell>
              <table:table-cell office:value-type="float" office:value="0.4415758">
                <text:p>0.4415758</text:p>
              </table:table-cell>
              <table:table-cell office:value-type="float" office:value="0.4668597">
                <text:p>0.4668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4.897cm" xlink:href=".." xlink:type="simple" chart:class="chart:line" chart:style-name="ch1">
        <chart:title svg:x="6.977cm" svg:y="0.433cm" chart:style-name="ch2">
          <text:p>Ganancia</text:p>
        </chart:title>
        <chart:legend chart:legend-position="end" svg:x="13.809cm" svg:y="6.9cm" style:legend-expansion="high" chart:style-name="ch3"/>
        <chart:plot-area chart:style-name="ch4" table:cell-range-address="Tablas.A2:Tablas.A6 Tablas.E1:Tablas.F6" chart:data-source-has-labels="both" svg:x="1.331cm" svg:y="1.535cm" svg:width="12.158cm" svg:height="12.084cm">
          <chartooo:coordinate-region svg:x="2.058cm" svg:y="1.735cm" svg:width="11.059cm" svg:height="11.237cm"/>
          <chart:axis chart:dimension="x" chart:name="primary-x" chart:style-name="ch5" chartooo:axis-type="auto">
            <chartooo:date-scale/>
            <chart:title svg:x="6.784cm" svg:y="13.916cm" chart:style-name="ch6">
              <text:p>Tamaño</text:p>
            </chart:title>
            <chart:categories table:cell-range-address="Tablas.A2:Tablas.A6"/>
          </chart:axis>
          <chart:axis chart:dimension="y" chart:name="primary-y" chart:style-name="ch5">
            <chart:title svg:x="0.451cm" svg:y="8.335cm" chart:style-name="ch7">
              <text:p>Ganancia</text:p>
            </chart:title>
            <chart:grid chart:style-name="ch8" chart:class="major"/>
          </chart:axis>
          <chart:series chart:style-name="ch9" chart:values-cell-range-address="Tablas.E2:Tablas.E6" chart:label-cell-address="Tablas.E1:Tablas.E1" chart:class="chart:line">
            <chart:data-point chart:repeated="5"/>
          </chart:series>
          <chart:series chart:style-name="ch10" chart:values-cell-range-address="Tablas.F2:Tablas.F6" chart:label-cell-address="Tablas.F1:Tablas.F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1D</text:p>
                <draw:g>
                  <svg:desc>Tablas.E1:Tablas.E1</svg:desc>
                </draw:g>
              </table:table-cell>
              <table:table-cell office:value-type="string">
                <text:p>S_2D</text:p>
                <draw:g>
                  <svg:desc>Tablas.F1:Tablas.F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Tablas.A2:Tablas.A6</svg:desc>
                </draw:g>
              </table:table-cell>
              <table:table-cell office:value-type="float" office:value="0.456402334264407">
                <text:p>0.456402334264407</text:p>
                <draw:g>
                  <svg:desc>Tablas.E2:Tablas.E6</svg:desc>
                </draw:g>
              </table:table-cell>
              <table:table-cell office:value-type="float" office:value="0.446141461461087">
                <text:p>0.446141461461087</text:p>
                <draw:g>
                  <svg:desc>Tablas.F2:Tablas.F6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76841507817664">
                <text:p>0.676841507817664</text:p>
              </table:table-cell>
              <table:table-cell office:value-type="float" office:value="0.659266358796941">
                <text:p>0.65926635879694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1080628334562">
                <text:p>1.1080628334562</text:p>
              </table:table-cell>
              <table:table-cell office:value-type="float" office:value="0.993178275462348">
                <text:p>0.99317827546234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8736366553084">
                <text:p>1.8736366553084</text:p>
              </table:table-cell>
              <table:table-cell office:value-type="float" office:value="1.71305452823383">
                <text:p>1.7130545282338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17768093269604">
                <text:p>3.17768093269604</text:p>
              </table:table-cell>
              <table:table-cell office:value-type="float" office:value="3.00558604651462">
                <text:p>3.00558604651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